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9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00" style:family="table-cell" style:parent-style-name="Default" style:data-style-name="N127">
      <style:table-cell-properties fo:background-color="#b4c7dc"/>
    </style:style>
    <style:style style:name="ce101" style:family="table-cell" style:parent-style-name="Default" style:data-style-name="N127">
      <style:table-cell-properties fo:background-color="#dee6ef"/>
    </style:style>
    <style:style style:name="ce102" style:family="table-cell" style:parent-style-name="Default" style:data-style-name="N127"/>
    <style:style style:name="ce103" style:family="table-cell" style:parent-style-name="Default" style:data-style-name="N127">
      <style:table-cell-properties fo:background-color="transparent"/>
    </style:style>
    <style:style style:name="ce10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ackground-color="#b4c7dc"/>
    </style:style>
    <style:style style:name="ce106" style:family="table-cell" style:parent-style-name="Default">
      <style:table-cell-properties fo:background-color="#dee6ef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 style:data-style-name="N61">
      <style:table-cell-properties fo:background-color="#b4c7dc"/>
    </style:style>
    <style:style style:name="ce109" style:family="table-cell" style:parent-style-name="Default" style:data-style-name="N61">
      <style:table-cell-properties fo:background-color="transparent"/>
    </style:style>
    <style:style style:name="ce110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4">
      <style:table-cell-properties fo:background-color="#b4c7dc"/>
    </style:style>
    <style:style style:name="ce112" style:family="table-cell" style:parent-style-name="Default" style:data-style-name="N124">
      <style:table-cell-properties fo:background-color="#dee6ef"/>
    </style:style>
    <style:style style:name="ce113" style:family="table-cell" style:parent-style-name="Default" style:data-style-name="N124">
      <style:table-cell-properties fo:background-color="transparent"/>
    </style:style>
    <style:style style:name="ce114" style:family="table-cell" style:parent-style-name="Default" style:data-style-name="N135">
      <style:table-cell-properties fo:background-color="#b4c7dc"/>
    </style:style>
    <style:style style:name="ce115" style:family="table-cell" style:parent-style-name="Default" style:data-style-name="N61">
      <style:table-cell-properties fo:background-color="#dee6ef"/>
    </style:style>
    <style:style style:name="ce116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17" style:family="table-cell" style:parent-style-name="Default" style:data-style-name="N1">
      <style:table-cell-properties fo:background-color="#b4c7dc"/>
    </style:style>
    <style:style style:name="ce118" style:family="table-cell" style:parent-style-name="Default" style:data-style-name="N1">
      <style:table-cell-properties fo:background-color="#dee6ef"/>
    </style:style>
    <style:style style:name="ce119" style:family="table-cell" style:parent-style-name="Default" style:data-style-name="N1"/>
    <style:style style:name="ce120" style:family="table-cell" style:parent-style-name="Default" style:data-style-name="N1">
      <style:table-cell-properties fo:background-color="transparent"/>
    </style:style>
    <style:style style:name="ce121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22" style:family="table-cell" style:parent-style-name="Default" style:data-style-name="N3">
      <style:table-cell-properties fo:background-color="#b4c7dc"/>
    </style:style>
    <style:style style:name="ce123" style:family="table-cell" style:parent-style-name="Default" style:data-style-name="N3">
      <style:table-cell-properties fo:background-color="#dee6ef"/>
    </style:style>
    <style:style style:name="ce124" style:family="table-cell" style:parent-style-name="Default" style:data-style-name="N3">
      <style:table-cell-properties fo:background-color="transparent"/>
    </style:style>
    <style:style style:name="ce125" style:family="table-cell" style:parent-style-name="Default" style:data-style-name="N61"/>
    <style:style style:name="ce1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27" style:family="table-cell" style:parent-style-name="Default" style:data-style-name="N125">
      <style:table-cell-properties fo:background-color="#b4c7dc"/>
    </style:style>
    <style:style style:name="ce128" style:family="table-cell" style:parent-style-name="Default" style:data-style-name="N125">
      <style:table-cell-properties fo:background-color="#dee6ef"/>
    </style:style>
    <style:style style:name="ce129" style:family="table-cell" style:parent-style-name="Default" style:data-style-name="N125">
      <style:table-cell-properties fo:background-color="transparent"/>
    </style:style>
    <style:style style:name="ce13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>
      <style:table-cell-properties fo:background-color="#f10d0c"/>
    </style:style>
    <style:style style:name="ce133" style:family="table-cell" style:parent-style-name="Default">
      <style:table-cell-properties fo:background-color="#00a933"/>
    </style:style>
    <style:style style:name="ce134" style:family="table-cell" style:parent-style-name="Default">
      <style:table-cell-properties fo:background-color="#ff0000"/>
    </style:style>
    <style:style style:name="ce135" style:family="table-cell" style:parent-style-name="Default">
      <style:table-cell-properties fo:background-color="#ff8000"/>
    </style:style>
    <style:style style:name="ce136" style:family="table-cell" style:parent-style-name="Default">
      <style:table-cell-properties fo:background-color="transparent" fo:border="none"/>
    </style:style>
    <style:style style:name="ce137" style:family="table-cell" style:parent-style-name="Default" style:data-style-name="N61">
      <style:table-cell-properties fo:background-color="transparent" fo:border="none"/>
    </style:style>
    <style:style style:name="ce139" style:family="table-cell" style:parent-style-name="Default" style:data-style-name="N124"/>
    <style:style style:name="ce140" style:family="table-cell" style:parent-style-name="Default" style:data-style-name="N124">
      <style:table-cell-properties fo:background-color="transparent" fo:border="none"/>
    </style:style>
    <style:style style:name="ce141" style:family="table-cell" style:parent-style-name="Default" style:data-style-name="N3"/>
    <style:style style:name="ce142" style:family="table-cell" style:parent-style-name="Default" style:data-style-name="N3">
      <style:table-cell-properties fo:background-color="transparent" fo:border="none"/>
    </style:style>
    <style:style style:name="ce143" style:family="table-cell" style:parent-style-name="Default">
      <style:table-cell-properties fo:background-color="#729fcf"/>
    </style:style>
    <style:style style:name="ce144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146" style:family="table-cell" style:parent-style-name="Default">
      <style:table-cell-properties fo:background-color="#dee6ef" fo:border="none"/>
    </style:style>
    <style:style style:name="ce147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148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149" style:family="table-cell" style:parent-style-name="Default" style:data-style-name="N61">
      <style:table-cell-properties fo:background-color="#dee6ef" fo:border="none"/>
    </style:style>
    <style:style style:name="ce150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151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152" style:family="table-cell" style:parent-style-name="Default" style:data-style-name="N135">
      <style:table-cell-properties fo:background-color="#dee6ef" fo:border="none"/>
    </style:style>
    <style:style style:name="ce153" style:family="table-cell" style:parent-style-name="Default" style:data-style-name="N135">
      <style:table-cell-properties fo:background-color="#dee6ef"/>
    </style:style>
    <style:style style:name="ce154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155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156" style:family="table-cell" style:parent-style-name="Default" style:data-style-name="N3">
      <style:table-cell-properties fo:background-color="#dee6ef" fo:border="none"/>
    </style:style>
    <style:style style:name="ce158" style:family="table-cell" style:parent-style-name="Default" style:data-style-name="N130"/>
    <style:style style:name="ce159" style:family="table-cell" style:parent-style-name="Default" style:data-style-name="N130">
      <style:table-cell-properties fo:background-color="#b4c7dc"/>
    </style:style>
    <style:style style:name="ce216" style:family="table-cell" style:parent-style-name="Default" style:data-style-name="N130">
      <style:table-cell-properties fo:background-color="#dee6ef"/>
    </style:style>
    <style:style style:name="ce217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18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19" style:family="table-cell" style:parent-style-name="Default" style:data-style-name="N130">
      <style:table-cell-properties fo:background-color="#dee6ef" fo:border="none"/>
    </style:style>
    <style:style style:name="ce220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21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22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23" style:family="table-cell" style:parent-style-name="Default">
      <style:table-cell-properties fo:background-color="#00a933" fo:border="none"/>
    </style:style>
    <style:style style:name="ce22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25" style:family="table-cell" style:parent-style-name="Default">
      <style:table-cell-properties fo:background-color="#ff0000" fo:border="none"/>
    </style:style>
    <style:style style:name="ce227" style:family="table-cell" style:parent-style-name="Default">
      <style:table-cell-properties fo:background-color="#ff4000"/>
    </style:style>
    <style:style style:name="ce228" style:family="table-cell" style:parent-style-name="Default">
      <style:table-cell-properties fo:background-color="#00a933" fo:border="none"/>
      <style:text-properties fo:color="#000000"/>
    </style:style>
    <style:style style:name="ce229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30" style:family="table-cell" style:parent-style-name="Default" style:data-style-name="N135"/>
    <style:style style:name="ce231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32" style:family="table-cell" style:parent-style-name="Default">
      <style:table-cell-properties fo:border-bottom="none" fo:border-left="none" fo:border-right="none" fo:border-top="0.06pt solid #000000"/>
    </style:style>
    <style:style style:name="ce233" style:family="table-cell" style:parent-style-name="Default">
      <style:table-cell-properties fo:border="none"/>
    </style:style>
    <style:style style:name="ce23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35" style:family="table-cell" style:parent-style-name="Default" style:data-style-name="N61">
      <style:table-cell-properties fo:border="none"/>
    </style:style>
    <style:style style:name="ce237" style:family="table-cell" style:parent-style-name="Default" style:data-style-name="N125"/>
    <style:style style:name="ce23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4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45" style:family="table-cell" style:parent-style-name="Default">
      <style:table-cell-properties fo:background-color="#ffbf00" fo:border="none"/>
    </style:style>
    <style:style style:name="ce249" style:family="table-cell" style:parent-style-name="Default">
      <style:text-properties fo:color="#ff0000"/>
    </style:style>
    <style:style style:name="ce250" style:family="table-cell" style:parent-style-name="Default">
      <style:text-properties fo:color="#00a933"/>
    </style:style>
    <style:style style:name="ce281" style:family="table-cell" style:parent-style-name="Default">
      <style:table-cell-properties fo:background-color="transparent"/>
      <style:text-properties fo:color="#ff4000"/>
    </style:style>
    <style:style style:name="ce28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3" style:family="table-cell" style:parent-style-name="Default" style:data-style-name="N2"/>
    <style:style style:name="ce284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85" style:family="table-cell" style:parent-style-name="Default">
      <style:table-cell-properties fo:background-color="#ffbf00"/>
    </style:style>
    <style:style style:name="ce286" style:family="table-cell" style:parent-style-name="Default">
      <style:text-properties fo:color="#c9211e"/>
    </style:style>
    <style:style style:name="ce287" style:family="table-cell" style:parent-style-name="Default">
      <style:table-cell-properties fo:background-color="#ff0000"/>
      <style:text-properties fo:color="#000000"/>
    </style:style>
    <style:style style:name="ce288" style:family="table-cell" style:parent-style-name="Default" style:data-style-name="N124">
      <style:table-cell-properties fo:background-color="#729fcf"/>
    </style:style>
    <style:style style:name="ce289" style:family="table-cell" style:parent-style-name="Default" style:data-style-name="N1">
      <style:table-cell-properties fo:background-color="#729fcf"/>
    </style:style>
    <style:style style:name="ce290" style:family="table-cell" style:parent-style-name="Default" style:data-style-name="N61">
      <style:table-cell-properties fo:background-color="#729fcf"/>
    </style:style>
    <style:style style:name="ce29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2" style:family="table-cell" style:parent-style-name="Default" style:data-style-name="N0"/>
    <style:style style:name="ce293" style:family="table-cell" style:parent-style-name="Default">
      <style:text-properties fo:color="#000000"/>
    </style:style>
    <style:style style:name="ce29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02"/>
        <table:table-column table:style-name="co1" table:number-columns-repeated="6" table:default-cell-style-name="Default"/>
        <table:table-column table:style-name="co1" table:default-cell-style-name="ce119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99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t</text:p>
          </table:table-cell>
          <table:table-cell table:style-name="ce104" office:value-type="string" calcext:value-type="string">
            <text:p>deltax</text:p>
          </table:table-cell>
          <table:table-cell table:style-name="ce110" office:value-type="string" calcext:value-type="string">
            <text:p>tf</text:p>
          </table:table-cell>
          <table:table-cell table:style-name="ce104" office:value-type="string" calcext:value-type="string">
            <text:p>SpaceAdapt</text:p>
          </table:table-cell>
          <table:table-cell table:style-name="ce104" office:value-type="string" calcext:value-type="string">
            <text:p>TolS</text:p>
          </table:table-cell>
          <table:table-cell table:style-name="ce116" office:value-type="string" calcext:value-type="string">
            <text:p>AMA_AnisoOrder</text:p>
          </table:table-cell>
          <table:table-cell table:style-name="ce121" office:value-type="string" calcext:value-type="string">
            <text:p>AMA_ProjN</text:p>
          </table:table-cell>
          <table:table-cell table:style-name="ce121" office:value-type="string" calcext:value-type="string">
            <text:p>AMA_ProjOrder</text:p>
          </table:table-cell>
          <table:table-cell table:style-name="ce104" office:value-type="string" calcext:value-type="string">
            <text:p>TimeAdapt</text:p>
          </table:table-cell>
          <table:table-cell table:style-name="ce104" office:value-type="string" calcext:value-type="string">
            <text:p>TolT</text:p>
          </table:table-cell>
          <table:table-cell table:style-name="ce104" office:value-type="string" calcext:value-type="string">
            <text:p>Deltat0</text:p>
          </table:table-cell>
          <table:table-cell table:style-name="ce126" office:value-type="string" calcext:value-type="string">
            <text:p>Deltat_SaveRes</text:p>
          </table:table-cell>
          <table:table-cell table:style-name="ce130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12" calcext:value-type="float">
            <text:p>0.0112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632" calcext:value-type="float">
            <text:p>0.00632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55" calcext:value-type="float">
            <text:p>0.00355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2" calcext:value-type="float">
            <text:p>0.0112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632" calcext:value-type="float">
            <text:p>0.00632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55" calcext:value-type="float">
            <text:p>0.00355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2" calcext:value-type="float">
            <text:p>0.0112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632" calcext:value-type="float">
            <text:p>0.00632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55" calcext:value-type="float">
            <text:p>0.00355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01" calcext:value-type="float">
            <text:p>1.00E-1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01" calcext:value-type="float">
            <text:p>1.00E-1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59381366380463" calcext:value-type="float">
            <text:p>3.5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29154966501488" calcext:value-type="float">
            <text:p>1.2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464158883361278" calcext:value-type="float">
            <text:p>4.64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66810053720006" calcext:value-type="float">
            <text:p>1.67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599484250318941" calcext:value-type="float">
            <text:p>5.99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215443469003188" calcext:value-type="float">
            <text:p>2.15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278255940220712" calcext:value-type="float">
            <text:p>2.78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66810053720006" calcext:value-type="float">
            <text:p>1.67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278255940220713" calcext:value-type="float">
            <text:p>2.78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464158883361278" calcext:value-type="float">
            <text:p>4.64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29154966501488" calcext:value-type="float">
            <text:p>1.29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215443469003188" calcext:value-type="float">
            <text:p>2.15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359381366380462" calcext:value-type="float">
            <text:p>3.59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599484250318941" calcext:value-type="float">
            <text:p>5.99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59381366380463" calcext:value-type="float">
            <text:p>3.5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29154966501488" calcext:value-type="float">
            <text:p>1.2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464158883361278" calcext:value-type="float">
            <text:p>4.64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66810053720006" calcext:value-type="float">
            <text:p>1.67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599484250318941" calcext:value-type="float">
            <text:p>5.99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215443469003188" calcext:value-type="float">
            <text:p>2.15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278255940220712" calcext:value-type="float">
            <text:p>2.78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2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66810053720006" calcext:value-type="float">
            <text:p>1.67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278255940220713" calcext:value-type="float">
            <text:p>2.78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464158883361278" calcext:value-type="float">
            <text:p>4.64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29154966501488" calcext:value-type="float">
            <text:p>1.29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215443469003188" calcext:value-type="float">
            <text:p>2.15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359381366380462" calcext:value-type="float">
            <text:p>3.59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599484250318941" calcext:value-type="float">
            <text:p>5.99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" calcext:value-type="float">
            <text:p>0.005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" calcext:value-type="float">
            <text:p>0.0025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" calcext:value-type="float">
            <text:p>0.005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" calcext:value-type="float">
            <text:p>0.0025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" calcext:value-type="float">
            <text:p>0.005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" calcext:value-type="float">
            <text:p>0.0025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98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99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2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3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4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5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6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7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8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9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2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2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3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7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1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2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3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4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5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9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3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4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5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6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041" calcext:value-type="float">
            <text:p>4.1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026" calcext:value-type="float">
            <text:p>2.6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41" calcext:value-type="float">
            <text:p>4.1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26" calcext:value-type="float">
            <text:p>2.6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8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8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2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3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4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5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9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3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5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9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3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4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5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6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07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08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09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0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4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8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3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3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2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3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4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5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9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3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8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6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6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2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3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4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5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9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3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5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9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3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4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5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6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87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88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89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0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4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8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1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1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20"/>
          <table:table-cell table:style-name="ce124" table:number-columns-repeated="2"/>
          <table:table-cell table:style-name="ce107"/>
          <table:table-cell table:style-name="ce109" table:number-columns-repeated="2"/>
          <table:table-cell table:style-name="ce129"/>
          <table:table-cell table:style-name="ce107" table:number-columns-repeated="1010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3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7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1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2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3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4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20"/>
          <table:table-cell table:style-name="ce124" table:number-columns-repeated="2"/>
          <table:table-cell table:style-name="ce107"/>
          <table:table-cell table:style-name="ce109" table:number-columns-repeated="2"/>
          <table:table-cell table:style-name="ce129"/>
          <table:table-cell table:style-name="ce107"/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41" calcext:value-type="float">
            <text:p>4.1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26" calcext:value-type="float">
            <text:p>2.6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36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37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0" calcext:value-type="float">
            <text:p>0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3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7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1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2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3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4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02"/>
        <table:table-column table:style-name="co1" table:number-columns-repeated="6" table:default-cell-style-name="Default"/>
        <table:table-column table:style-name="co1" table:default-cell-style-name="ce119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99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t</text:p>
          </table:table-cell>
          <table:table-cell table:style-name="ce104" office:value-type="string" calcext:value-type="string">
            <text:p>deltax</text:p>
          </table:table-cell>
          <table:table-cell table:style-name="ce110" office:value-type="string" calcext:value-type="string">
            <text:p>tf</text:p>
          </table:table-cell>
          <table:table-cell table:style-name="ce104" office:value-type="string" calcext:value-type="string">
            <text:p>SpaceAdapt</text:p>
          </table:table-cell>
          <table:table-cell table:style-name="ce104" office:value-type="string" calcext:value-type="string">
            <text:p>TolS</text:p>
          </table:table-cell>
          <table:table-cell table:style-name="ce116" office:value-type="string" calcext:value-type="string">
            <text:p>AMA_AnisoOrder</text:p>
          </table:table-cell>
          <table:table-cell table:style-name="ce121" office:value-type="string" calcext:value-type="string">
            <text:p>AMA_ProjN</text:p>
          </table:table-cell>
          <table:table-cell table:style-name="ce121" office:value-type="string" calcext:value-type="string">
            <text:p>AMA_ProjOrder</text:p>
          </table:table-cell>
          <table:table-cell table:style-name="ce104" office:value-type="string" calcext:value-type="string">
            <text:p>TimeAdapt</text:p>
          </table:table-cell>
          <table:table-cell table:style-name="ce104" office:value-type="string" calcext:value-type="string">
            <text:p>TolT</text:p>
          </table:table-cell>
          <table:table-cell table:style-name="ce104" office:value-type="string" calcext:value-type="string">
            <text:p>Deltat0</text:p>
          </table:table-cell>
          <table:table-cell table:style-name="ce126" office:value-type="string" calcext:value-type="string">
            <text:p>Deltat_SaveRes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5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9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3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4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5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6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7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8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9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0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5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39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41"/>
        <table:table-column table:style-name="co1" table:default-cell-style-name="ce107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4" calcext:value-type="float">
            <text:p>30034</text:p>
          </table:table-cell>
          <table:table-cell table:style-name="ce107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5" calcext:value-type="float">
            <text:p>30035</text:p>
          </table:table-cell>
          <table:table-cell table:style-name="ce107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6" calcext:value-type="float">
            <text:p>3003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7" calcext:value-type="float">
            <text:p>3003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8" calcext:value-type="float">
            <text:p>3003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9" calcext:value-type="float">
            <text:p>30039</text:p>
          </table:table-cell>
          <table:table-cell table:style-name="ce107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0" calcext:value-type="float">
            <text:p>30040</text:p>
          </table:table-cell>
          <table:table-cell table:style-name="ce107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1" calcext:value-type="float">
            <text:p>3004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2" calcext:value-type="float">
            <text:p>3004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3" calcext:value-type="float">
            <text:p>3004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4" calcext:value-type="float">
            <text:p>30044</text:p>
          </table:table-cell>
          <table:table-cell table:style-name="ce107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5" calcext:value-type="float">
            <text:p>3004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6" calcext:value-type="float">
            <text:p>3004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7" calcext:value-type="float">
            <text:p>3004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8" calcext:value-type="float">
            <text:p>30048</text:p>
          </table:table-cell>
          <table:table-cell table:style-name="ce107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3" calcext:value-type="float">
            <text:p>30053</text:p>
          </table:table-cell>
          <table:table-cell table:style-name="ce143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4" calcext:value-type="float">
            <text:p>30054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5" calcext:value-type="float">
            <text:p>30055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6" calcext:value-type="float">
            <text:p>30056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7" calcext:value-type="float">
            <text:p>30057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8" calcext:value-type="float">
            <text:p>30058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9" calcext:value-type="float">
            <text:p>30059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0" calcext:value-type="float">
            <text:p>30060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1" calcext:value-type="float">
            <text:p>30061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2" calcext:value-type="float">
            <text:p>30062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07"/>
          <table:table-cell table:style-name="ce109" table:number-columns-repeated="2"/>
          <table:table-cell table:style-name="ce124"/>
          <table:table-cell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3" calcext:value-type="float">
            <text:p>30063</text:p>
          </table:table-cell>
          <table:table-cell table:style-name="ce107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64" calcext:value-type="float">
            <text:p>3006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65" calcext:value-type="float">
            <text:p>3006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66" calcext:value-type="float">
            <text:p>3006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7" calcext:value-type="float">
            <text:p>3006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68" calcext:value-type="float">
            <text:p>3006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69" calcext:value-type="float">
            <text:p>3006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70" calcext:value-type="float">
            <text:p>3007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71" calcext:value-type="float">
            <text:p>3007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72" calcext:value-type="float">
            <text:p>3007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73" calcext:value-type="float">
            <text:p>3007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74" calcext:value-type="float">
            <text:p>3007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07"/>
          <table:table-cell table:style-name="ce109" table:number-columns-repeated="2"/>
          <table:table-cell table:style-name="ce124"/>
          <table:table-cell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75" calcext:value-type="float">
            <text:p>30075</text:p>
          </table:table-cell>
          <table:table-cell table:style-name="ce107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76" calcext:value-type="float">
            <text:p>3007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77" calcext:value-type="float">
            <text:p>3007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78" calcext:value-type="float">
            <text:p>3007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79" calcext:value-type="float">
            <text:p>3007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80" calcext:value-type="float">
            <text:p>3008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81" calcext:value-type="float">
            <text:p>3008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82" calcext:value-type="float">
            <text:p>3008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83" calcext:value-type="float">
            <text:p>3008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84" calcext:value-type="float">
            <text:p>3008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85" calcext:value-type="float">
            <text:p>3008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86" calcext:value-type="float">
            <text:p>3008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07"/>
          <table:table-cell table:style-name="ce109" table:number-columns-repeated="2"/>
          <table:table-cell table:style-name="ce124"/>
          <table:table-cell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87" calcext:value-type="float">
            <text:p>30087</text:p>
          </table:table-cell>
          <table:table-cell table:style-name="ce107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89" calcext:value-type="float">
            <text:p>3008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0" calcext:value-type="float">
            <text:p>3009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1" calcext:value-type="float">
            <text:p>3009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2" calcext:value-type="float">
            <text:p>3009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3" calcext:value-type="float">
            <text:p>3009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4" calcext:value-type="float">
            <text:p>3009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5" calcext:value-type="float">
            <text:p>3009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6" calcext:value-type="float">
            <text:p>3009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7" calcext:value-type="float">
            <text:p>3009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8" calcext:value-type="float">
            <text:p>3009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9" calcext:value-type="float">
            <text:p>3009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00" calcext:value-type="float">
            <text:p>3010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01" calcext:value-type="float">
            <text:p>3010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2" calcext:value-type="float">
            <text:p>3010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3" calcext:value-type="float">
            <text:p>3010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4" calcext:value-type="float">
            <text:p>3010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5" calcext:value-type="float">
            <text:p>3010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6" calcext:value-type="float">
            <text:p>3010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7" calcext:value-type="float">
            <text:p>3010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8" calcext:value-type="float">
            <text:p>3010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9" calcext:value-type="float">
            <text:p>3010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0" calcext:value-type="float">
            <text:p>3011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1" calcext:value-type="float">
            <text:p>3011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2" calcext:value-type="float">
            <text:p>3011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3" calcext:value-type="float">
            <text:p>3011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4" calcext:value-type="float">
            <text:p>3011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5" calcext:value-type="float">
            <text:p>3011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6" calcext:value-type="float">
            <text:p>3011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17" calcext:value-type="float">
            <text:p>3011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18" calcext:value-type="float">
            <text:p>3011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19" calcext:value-type="float">
            <text:p>3011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0" calcext:value-type="float">
            <text:p>3012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1" calcext:value-type="float">
            <text:p>3012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2" calcext:value-type="float">
            <text:p>3012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3" calcext:value-type="float">
            <text:p>3012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4" calcext:value-type="float">
            <text:p>3012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5" calcext:value-type="float">
            <text:p>3012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6" calcext:value-type="float">
            <text:p>3012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7" calcext:value-type="float">
            <text:p>3012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8" calcext:value-type="float">
            <text:p>3012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9" calcext:value-type="float">
            <text:p>3012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30" calcext:value-type="float">
            <text:p>3013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31" calcext:value-type="float">
            <text:p>3013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36" table:number-columns-repeated="2"/>
          <table:table-cell table:style-name="ce137"/>
          <table:table-cell table:style-name="ce140"/>
          <table:table-cell table:style-name="ce136"/>
          <table:table-cell table:style-name="ce137"/>
          <table:table-cell table:style-name="ce136"/>
          <table:table-cell table:style-name="ce137" table:number-columns-repeated="2"/>
          <table:table-cell table:style-name="ce142"/>
          <table:table-cell table:style-name="ce136"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2" calcext:value-type="float">
            <text:p>30132</text:p>
          </table:table-cell>
          <table:table-cell table:style-name="ce107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4" calcext:value-type="float">
            <text:p>3013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5" calcext:value-type="float">
            <text:p>3013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6" calcext:value-type="float">
            <text:p>3013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7" calcext:value-type="float">
            <text:p>3013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8" calcext:value-type="float">
            <text:p>3013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9" calcext:value-type="float">
            <text:p>3013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0" calcext:value-type="float">
            <text:p>3014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1" calcext:value-type="float">
            <text:p>3014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2" calcext:value-type="float">
            <text:p>3014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3" calcext:value-type="float">
            <text:p>3014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4" calcext:value-type="float">
            <text:p>3014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5" calcext:value-type="float">
            <text:p>3014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6" calcext:value-type="float">
            <text:p>3014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47" calcext:value-type="float">
            <text:p>3014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48" calcext:value-type="float">
            <text:p>3014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49" calcext:value-type="float">
            <text:p>3014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0" calcext:value-type="float">
            <text:p>3015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1" calcext:value-type="float">
            <text:p>3015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2" calcext:value-type="float">
            <text:p>3015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3" calcext:value-type="float">
            <text:p>3015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4" calcext:value-type="float">
            <text:p>3015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5" calcext:value-type="float">
            <text:p>3015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139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41"/>
        <table:table-column table:style-name="co1" table:number-columns-repeated="3" table:default-cell-style-name="Default"/>
        <table:table-column table:style-name="co6" table:default-cell-style-name="ce158"/>
        <table:table-column table:style-name="co1" table:default-cell-style-name="ce158"/>
        <table:table-column table:style-name="co1" table:default-cell-style-name="ce107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05" office:value-type="float" office:value="0.0085" calcext:value-type="float">
            <text:p>0.0085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05" office:value-type="float" office:value="0.0071" calcext:value-type="float">
            <text:p>0.007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05" office:value-type="float" office:value="0.0059" calcext:value-type="float">
            <text:p>0.0059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05" office:value-type="float" office:value="0.005" calcext:value-type="float">
            <text:p>0.005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05" office:value-type="float" office:value="0.0085" calcext:value-type="float">
            <text:p>0.008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05" office:value-type="float" office:value="0.0071" calcext:value-type="float">
            <text:p>0.0071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05" office:value-type="float" office:value="0.0059" calcext:value-type="float">
            <text:p>0.0059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05" office:value-type="float" office:value="0.005" calcext:value-type="float">
            <text:p>0.00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05" office:value-type="float" office:value="0.0085" calcext:value-type="float">
            <text:p>0.0085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05" office:value-type="float" office:value="0.0071" calcext:value-type="float">
            <text:p>0.0071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05" office:value-type="float" office:value="0.0059" calcext:value-type="float">
            <text:p>0.0059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05" office:value-type="float" office:value="0.005" calcext:value-type="float">
            <text:p>0.005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1" calcext:value-type="float">
            <text:p>3.1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1" calcext:value-type="float">
            <text:p>3.1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1" calcext:value-type="float">
            <text:p>3.1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1" calcext:value-type="float">
            <text:p>3.1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1" calcext:value-type="float">
            <text:p>3.1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1" calcext:value-type="float">
            <text:p>3.1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5"/>
          <table:table-cell table:number-columns-repeated="3"/>
          <table:table-cell table:style-name="ce125" table:number-columns-repeated="2"/>
          <table:table-cell table:number-columns-repeated="7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145" office:value-type="float" office:value="0.01" calcext:value-type="float">
            <text:p>0.01</text:p>
          </table:table-cell>
          <table:table-cell table:style-name="ce145" office:value-type="float" office:value="8" calcext:value-type="float">
            <text:p>8</text:p>
          </table:table-cell>
          <table:table-cell table:style-name="ce148" office:value-type="float" office:value="0.001" calcext:value-type="float">
            <text:p>1.00E-03</text:p>
          </table:table-cell>
          <table:table-cell table:style-name="ce151" office:value-type="float" office:value="1" calcext:value-type="float">
            <text:p>1.0</text:p>
          </table:table-cell>
          <table:table-cell table:style-name="ce145" office:value-type="float" office:value="1" calcext:value-type="float">
            <text:p>1</text:p>
          </table:table-cell>
          <table:table-cell table:style-name="ce148" office:value-type="float" office:value="0.000001" calcext:value-type="float">
            <text:p>1.00E-06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22" calcext:value-type="float">
            <text:p>22</text:p>
          </table:table-cell>
          <table:table-cell table:style-name="ce145" office:value-type="float" office:value="1" calcext:value-type="float">
            <text:p>1</text:p>
          </table:table-cell>
          <table:table-cell table:style-name="ce148" office:value-type="float" office:value="0.000001" calcext:value-type="float">
            <text:p>1.00E-06</text:p>
          </table:table-cell>
          <table:table-cell table:style-name="ce148" office:value-type="float" office:value="0.0001" calcext:value-type="float">
            <text:p>1.00E-04</text:p>
          </table:table-cell>
          <table:table-cell table:style-name="ce218" office:value-type="float" office:value="1.5" calcext:value-type="float">
            <text:p>1.500</text:p>
          </table:table-cell>
          <table:table-cell table:style-name="ce218"/>
          <table:table-cell table:style-name="ce221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2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2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1" calcext:value-type="float">
            <text:p>1.00E-02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4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1" calcext:value-type="float">
            <text:p>1.00E-02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1" calcext:value-type="float">
            <text:p>1.00E-02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5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1" calcext:value-type="float">
            <text:p>1.00E-0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1" calcext:value-type="float">
            <text:p>1.00E-0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8" calcext:value-type="float">
            <text:p>8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1" calcext:value-type="float">
            <text:p>1.00E-0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" calcext:value-type="float">
            <text:p>2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7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7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8" calcext:value-type="float">
            <text:p>8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" calcext:value-type="float">
            <text:p>2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3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0.02" calcext:value-type="float">
            <text:p>0.020</text:p>
          </table:table-cell>
          <table:table-cell table:style-name="ce217"/>
          <table:table-cell table:style-name="ce220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001" calcext:value-type="float">
            <text:p>1.00E-06</text:p>
          </table:table-cell>
          <table:table-cell table:style-name="ce217" office:value-type="float" office:value="0.333" calcext:value-type="float">
            <text:p>0.333</text:p>
          </table:table-cell>
          <table:table-cell table:style-name="ce217"/>
          <table:table-cell table:style-name="ce223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5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5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5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217" office:value-type="float" office:value="0.1" calcext:value-type="float">
            <text:p>0.100</text:p>
          </table:table-cell>
          <table:table-cell table:style-name="ce217"/>
          <table:table-cell table:style-name="ce223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217" office:value-type="float" office:value="0.1" calcext:value-type="float">
            <text:p>0.100</text:p>
          </table:table-cell>
          <table:table-cell table:style-name="ce217"/>
          <table:table-cell table:style-name="ce220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8" calcext:value-type="float">
            <text:p>8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" calcext:value-type="float">
            <text:p>22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217" office:value-type="float" office:value="0.1" calcext:value-type="float">
            <text:p>0.100</text:p>
          </table:table-cell>
          <table:table-cell table:style-name="ce217"/>
          <table:table-cell table:style-name="ce220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8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9" office:value-type="float" office:value="0.1" calcext:value-type="float">
            <text:p>0.10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9" office:value-type="float" office:value="0.1" calcext:value-type="float">
            <text:p>0.100</text:p>
          </table:table-cell>
          <table:table-cell table:style-name="ce156" office:value-type="float" office:value="1" calcext:value-type="float">
            <text:p>1</text:p>
          </table:table-cell>
          <table:table-cell table:style-name="ce223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9" office:value-type="float" office:value="0.005" calcext:value-type="float">
            <text:p>0.005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9" office:value-type="float" office:value="0.005" calcext:value-type="float">
            <text:p>0.005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56" office:value-type="float" office:value="1" calcext:value-type="float">
            <text:p>1</text:p>
          </table:table-cell>
          <table:table-cell table:style-name="ce223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9" office:value-type="float" office:value="0.005" calcext:value-type="float">
            <text:p>0.005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56" office:value-type="float" office:value="1" calcext:value-type="float">
            <text:p>1</text:p>
          </table:table-cell>
          <table:table-cell table:style-name="ce223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07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3" calcext:value-type="float">
            <text:p>40013</text:p>
          </table:table-cell>
          <table:table-cell table:style-name="ce143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4" calcext:value-type="float">
            <text:p>40014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5" calcext:value-type="float">
            <text:p>40015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20" calcext:value-type="float">
            <text:p>40020</text:p>
          </table:table-cell>
          <table:table-cell table:style-name="ce143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21" calcext:value-type="float">
            <text:p>40021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22" calcext:value-type="float">
            <text:p>40022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41" office:value-type="float" office:value="0" calcext:value-type="float">
            <text:p>0</text:p>
          </table:table-cell>
          <table:table-cell table:style-name="ce133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41" office:value-type="float" office:value="0" calcext:value-type="float">
            <text:p>0</text:p>
          </table:table-cell>
          <table:table-cell table:style-name="ce133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25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30"/>
        <table:table-column table:style-name="co1" table:number-columns-repeated="6" table:default-cell-style-name="Default"/>
        <table:table-column table:style-name="co7" table:default-cell-style-name="ce237"/>
        <table:table-column table:style-name="co1" table:number-columns-repeated="3" table:default-cell-style-name="Default"/>
        <table:table-row table:style-name="ro1">
          <table:table-cell table:style-name="ce229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SpaceAdapt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imeAdapt</text:p>
          </table:table-cell>
          <table:table-cell table:style-name="ce104" office:value-type="string" calcext:value-type="string">
            <text:p>TolT</text:p>
          </table:table-cell>
          <table:table-cell table:style-name="ce104" office:value-type="string" calcext:value-type="string">
            <text:p>Deltat0</text:p>
          </table:table-cell>
          <table:table-cell table:style-name="ce126" office:value-type="string" calcext:value-type="string">
            <text:p>Deltat_SaveRes</text:p>
          </table:table-cell>
          <table:table-cell table:style-name="ce130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31" office:value-type="float" office:value="0.1" calcext:value-type="float">
            <text:p>0.100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1" calcext:value-type="float">
            <text:p>1.00E-03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/>
          <table:table-cell table:style-name="ce220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/>
          <table:table-cell table:style-name="ce220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/>
          <table:table-cell table:style-name="ce133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/>
          <table:table-cell table:style-name="ce133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001" calcext:value-type="float">
            <text:p>1.00E-08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/>
          <table:table-cell table:style-name="ce24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23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0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31" office:value-type="float" office:value="0.1" calcext:value-type="float">
            <text:p>0.100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1" calcext:value-type="float">
            <text:p>1.00E-03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0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3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3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3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5" calcext:value-type="float">
            <text:p>5.00E-06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001" calcext:value-type="float">
            <text:p>1.00E-08</text:p>
          </table:table-cell>
          <table:table-cell table:style-name="ce234" office:value-type="float" office:value="0.000005" calcext:value-type="float">
            <text:p>5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0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7" calcext:value-type="float">
            <text:p>50097</text:p>
          </table:table-cell>
          <table:table-cell table:style-name="ce249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8" calcext:value-type="float">
            <text:p>50098</text:p>
          </table:table-cell>
          <table:table-cell table:style-name="ce250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81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5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83"/>
        <table:table-column table:style-name="co1" table:number-columns-repeated="6" table:default-cell-style-name="Default"/>
        <table:table-column table:style-name="co1" table:number-columns-repeated="2" table:default-cell-style-name="ce125"/>
        <table:table-column table:style-name="co1" table:default-cell-style-name="Default"/>
        <table:table-column table:style-name="co1" table:default-cell-style-name="ce107"/>
        <table:table-column table:style-name="co1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nu</text:p>
          </table:table-cell>
          <table:table-cell table:style-name="ce104" office:value-type="string" calcext:value-type="string">
            <text:p>DT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284" office:value-type="string" calcext:value-type="string">
            <text:p>epsilon0</text:p>
          </table:table-cell>
          <table:table-cell table:style-name="ce284" office:value-type="string" calcext:value-type="string">
            <text:p>t_epsilon</text:p>
          </table:table-cell>
          <table:table-cell table:style-name="ce130" office:value-type="string" calcext:value-type="string">
            <text:p>SC</text:p>
          </table:table-cell>
          <table:table-cell table:style-name="ce130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3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3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3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/>
          <table:table-cell table:style-name="ce134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/>
          <table:table-cell table:style-name="ce134" office:value-type="float" office:value="60010" calcext:value-type="float">
            <text:p>60010</text:p>
          </table:table-cell>
          <table:table-cell/>
          <table:table-cell table:style-name="ce286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33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33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34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34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34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33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33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33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85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85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85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85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85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85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85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83"/>
        <table:table-column table:style-name="co1" table:number-columns-repeated="10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0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nu</text:p>
          </table:table-cell>
          <table:table-cell table:style-name="ce104" office:value-type="string" calcext:value-type="string">
            <text:p>beta</text:p>
          </table:table-cell>
          <table:table-cell table:style-name="ce104" office:value-type="string" calcext:value-type="string">
            <text:p>DT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1" calcext:value-type="float">
            <text:p>1.00E-03</text:p>
          </table:table-cell>
          <table:table-cell table:style-name="ce125" office:value-type="float" office:value="0.00066666666" calcext:value-type="float">
            <text:p>6.67E-04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667" calcext:value-type="float">
            <text:p>6.67E-04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3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3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" calcext:value-type="float">
            <text:p>0.00E+00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4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3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287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83"/>
        <table:table-column table:style-name="co1" table:number-columns-repeated="10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0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130" office:value-type="string" calcext:value-type="string">
            <text:p>Deltat_SaveRes</text:p>
          </table:table-cell>
          <table:table-cell table:style-name="ce130" office:value-type="string" calcext:value-type="string">
            <text:p>PostAdapt</text:p>
          </table:table-cell>
          <table:table-cell table:style-name="ce130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4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4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4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10" calcext:value-type="float">
            <text:p>10.0</text:p>
          </table:table-cell>
          <table:table-cell table:style-name="ce113"/>
          <table:table-cell table:style-name="ce134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10" calcext:value-type="float">
            <text:p>10.0</text:p>
          </table:table-cell>
          <table:table-cell table:style-name="ce113"/>
          <table:table-cell table:style-name="ce134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3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3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0007" calcext:value-type="float">
            <text:p>7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/>
          <table:table-cell table:style-name="ce133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6" calcext:value-type="float">
            <text:p>6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/>
          <table:table-cell table:style-name="ce134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34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6" calcext:value-type="float">
            <text:p>6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/>
          <table:table-cell table:style-name="ce133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33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34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7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83"/>
        <table:table-column table:style-name="co1" table:number-columns-repeated="7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0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4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4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139"/>
        <table:table-column table:style-name="co1" table:default-cell-style-name="Default"/>
        <table:table-column table:style-name="co1" table:default-cell-style-name="ce283"/>
        <table:table-column table:style-name="co1" table:number-columns-repeated="2" table:default-cell-style-name="Default"/>
        <table:table-row table:style-name="ro1">
          <table:table-cell table:style-name="ce104" office:value-type="string" calcext:value-type="string">
            <text:p>FesOrder</text:p>
          </table:table-cell>
          <table:table-cell table:style-name="ce110" office:value-type="string" calcext:value-type="string">
            <text:p>tf</text:p>
          </table:table-cell>
          <table:table-cell table:style-name="ce110" office:value-type="string" calcext:value-type="string">
            <text:p>q</text:p>
          </table:table-cell>
          <table:table-cell table:style-name="ce110" office:value-type="string" calcext:value-type="string">
            <text:p>beta</text:p>
          </table:table-cell>
          <table:table-cell table:style-name="ce110" office:value-type="string" calcext:value-type="string">
            <text:p>ML</text:p>
          </table:table-cell>
          <table:table-cell table:style-name="ce104" office:value-type="string" calcext:value-type="string">
            <text:p>epsilon</text:p>
          </table:table-cell>
          <table:table-cell table:style-name="ce282" office:value-type="string" calcext:value-type="string">
            <text:p>Lx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1" calcext:value-type="float">
            <text:p>100001</text:p>
          </table:table-cell>
          <table:table-cell table:style-name="ce286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25"/>
          <table:table-cell/>
          <table:table-cell table:style-name="ce10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33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33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85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85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25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7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7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7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39"/>
        <table:table-column table:style-name="co1" table:default-cell-style-name="ce119"/>
        <table:table-column table:style-name="co1" table:default-cell-style-name="Default"/>
        <table:table-column table:style-name="co1" table:default-cell-style-name="ce292"/>
        <table:table-column table:style-name="co1" table:default-cell-style-name="ce107"/>
        <table:table-column table:style-name="co1" table:default-cell-style-name="Default"/>
        <table:table-column table:style-name="co1" table:default-cell-style-name="ce294"/>
        <table:table-row table:style-name="ro1">
          <table:table-cell table:style-name="ce104" office:value-type="string" calcext:value-type="string">
            <text:p>FesOrder</text:p>
          </table:table-cell>
          <table:table-cell table:style-name="ce110" office:value-type="string" calcext:value-type="string">
            <text:p>tf</text:p>
          </table:table-cell>
          <table:table-cell table:style-name="ce110" office:value-type="string" calcext:value-type="string">
            <text:p>xend</text:p>
          </table:table-cell>
          <table:table-cell table:style-name="ce116" office:value-type="string" calcext:value-type="string">
            <text:p>SolitonId</text:p>
          </table:table-cell>
          <table:table-cell table:style-name="ce104" office:value-type="string" calcext:value-type="string">
            <text:p>TolS</text:p>
          </table:table-cell>
          <table:table-cell table:style-name="ce291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00" calcext:value-type="float">
            <text:p>110000</text:p>
          </table:table-cell>
          <table:table-cell table:style-name="ce29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4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4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4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5"/>
          <table:table-cell table:number-columns-repeated="4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1" calcext:value-type="float">
            <text:p>1.00E-04</text:p>
          </table:table-cell>
          <table:table-cell table:style-name="ce133"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1" calcext:value-type="float">
            <text:p>1.00E-05</text:p>
          </table:table-cell>
          <table:table-cell table:style-name="ce285" office:value-type="float" office:value="110051" calcext:value-type="float">
            <text:p>110051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01" calcext:value-type="float">
            <text:p>1.00E-06</text:p>
          </table:table-cell>
          <table:table-cell table:style-name="ce285"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Exact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39"/>
        <table:table-column table:style-name="co1" table:default-cell-style-name="ce119"/>
        <table:table-column table:style-name="co1" table:default-cell-style-name="Default"/>
        <table:table-column table:style-name="co1" table:default-cell-style-name="ce292"/>
        <table:table-column table:style-name="co1" table:default-cell-style-name="ce107"/>
        <table:table-column table:style-name="co1" table:default-cell-style-name="Default"/>
        <table:table-column table:style-name="co1" table:default-cell-style-name="ce294"/>
        <table:table-row table:style-name="ro1">
          <table:table-cell table:style-name="ce104" office:value-type="string" calcext:value-type="string">
            <text:p>FesOrder</text:p>
          </table:table-cell>
          <table:table-cell table:style-name="ce110" office:value-type="string" calcext:value-type="string">
            <text:p>tf</text:p>
          </table:table-cell>
          <table:table-cell table:style-name="ce110" office:value-type="string" calcext:value-type="string">
            <text:p>xend</text:p>
          </table:table-cell>
          <table:table-cell table:style-name="ce116" office:value-type="string" calcext:value-type="string">
            <text:p>alpha</text:p>
          </table:table-cell>
          <table:table-cell table:style-name="ce104" office:value-type="string" calcext:value-type="string">
            <text:p>TolS</text:p>
          </table:table-cell>
          <table:table-cell table:style-name="ce291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1" calcext:value-type="float">
            <text:p>1.00E-04</text:p>
          </table:table-cell>
          <table:table-cell table:style-name="ce133" office:value-type="float" office:value="120000" calcext:value-type="float">
            <text:p>120000</text:p>
          </table:table-cell>
          <table:table-cell table:style-name="ce29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1" calcext:value-type="float">
            <text:p>1.00E-05</text:p>
          </table:table-cell>
          <table:table-cell table:style-name="ce133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01" calcext:value-type="float">
            <text:p>1.00E-06</text:p>
          </table:table-cell>
          <table:table-cell table:style-name="ce133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001" calcext:value-type="float">
            <text:p>1.00E-07</text:p>
          </table:table-cell>
          <table:table-cell table:style-name="ce227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 table:style-name="ce290" office:value-type="float" office:value="0.0001" calcext:value-type="float">
            <text:p>1.00E-04</text:p>
          </table:table-cell>
          <table:table-cell table:style-name="ce285"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 table:style-name="ce290" office:value-type="float" office:value="0.00001" calcext:value-type="float">
            <text:p>1.00E-05</text:p>
          </table:table-cell>
          <table:table-cell table:style-name="ce285"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 table:style-name="ce290" office:value-type="float" office:value="0.000001" calcext:value-type="float">
            <text:p>1.00E-06</text:p>
          </table:table-cell>
          <table:table-cell table:style-name="ce285"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 table:number-rows-repeated="44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5:16:34.675816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13T15:17:25.020512103</dc:date>
    <meta:editing-duration>P35DT3H53M2S</meta:editing-duration>
    <meta:editing-cycles>544</meta:editing-cycles>
    <meta:generator>LibreOffice/6.4.7.2$Linux_X86_64 LibreOffice_project/40$Build-2</meta:generator>
    <meta:document-statistic meta:table-count="13" meta:cell-count="14469" meta:object-count="0"/>
  </office:meta>
</office:document-meta>
</file>